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text:style-name="WW_CharLFO1LVL1" style:num-suffix="." style:num-format="1">
        <style:list-level-properties text:space-before="0.5208in" text:min-label-width="0.25in" text:list-level-position-and-space-mode="label-alignment">
          <style:list-level-label-alignment text:label-followed-by="listtab" fo:margin-left="0.7708in" fo:text-indent="-0.25in"/>
        </style:list-level-properties>
      </text:list-level-style-number>
      <text:list-level-style-bullet text:level="2" text:style-name="WW_CharLFO1LVL2" text:bullet-char="o">
        <style:list-level-properties text:space-before="1.0208in" text:min-label-width="0.25in" text:list-level-position-and-space-mode="label-alignment">
          <style:list-level-label-alignment text:label-followed-by="listtab" fo:margin-left="1.2708in" fo:text-indent="-0.25in"/>
        </style:list-level-properties>
        <style:text-properties style:font-name="Courier New"/>
      </text:list-level-style-bullet>
      <text:list-level-style-bullet text:level="3" text:style-name="WW_CharLFO1LVL3"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Wingdings"/>
      </text:list-level-style-bullet>
      <text:list-level-style-bullet text:level="4" text:style-name="WW_CharLFO1LVL4" text:bullet-char="">
        <style:list-level-properties text:space-before="2.0208in" text:min-label-width="0.25in" text:list-level-position-and-space-mode="label-alignment">
          <style:list-level-label-alignment text:label-followed-by="listtab" fo:margin-left="2.2708in" fo:text-indent="-0.25in"/>
        </style:list-level-properties>
        <style:text-properties style:font-name="Wingdings"/>
      </text:list-level-style-bullet>
      <text:list-level-style-bullet text:level="5" text:style-name="WW_CharLFO1LVL5"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6" text:style-name="WW_CharLFO1LVL6"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Wingdings"/>
      </text:list-level-style-bullet>
      <text:list-level-style-bullet text:level="7" text:style-name="WW_CharLFO1LVL7" text:bullet-char="">
        <style:list-level-properties text:space-before="3.5208in" text:min-label-width="0.25in" text:list-level-position-and-space-mode="label-alignment">
          <style:list-level-label-alignment text:label-followed-by="listtab" fo:margin-left="3.7708in" fo:text-indent="-0.25in"/>
        </style:list-level-properties>
        <style:text-properties style:font-name="Wingdings"/>
      </text:list-level-style-bullet>
      <text:list-level-style-bullet text:level="8" text:style-name="WW_CharLFO1LVL8"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level-style-bullet text:level="9" text:style-name="WW_CharLFO1LVL9" text:bullet-char="">
        <style:list-level-properties text:space-before="4.5208in" text:min-label-width="0.25in" text:list-level-position-and-space-mode="label-alignment">
          <style:list-level-label-alignment text:label-followed-by="listtab" fo:margin-left="4.7708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4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4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4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4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4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4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4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4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5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5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5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5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5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5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5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5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2" style:parent-style-name="Normal" style:family="paragraph">
      <style:paragraph-properties fo:margin-bottom="0.2361in" style:line-height-at-least="0.2333in" fo:background-color="#FFFFFF"/>
      <style:text-properties style:font-name-asian="Times New Roman" style:font-name-complex="Calibri" fo:font-weight="bold" style:font-weight-asian="bold" style:font-weight-complex="bold" fo:color="#3C3C3C" style:letter-kerning="true" style:language-asian="es" style:country-asian="ES"/>
    </style:style>
    <style:style style:name="P3" style:parent-style-name="Normal" style:family="paragraph">
      <style:paragraph-properties fo:margin-bottom="0.2361in" fo:line-height="100%" fo:background-color="#FFFFFF"/>
      <style:text-properties style:font-name-asian="Times New Roman" style:font-name-complex="Calibri" fo:color="#3C3C3C" style:language-asian="es" style:country-asian="ES"/>
    </style:style>
    <style:style style:name="P4" style:parent-style-name="Normal" style:family="paragraph">
      <style:paragraph-properties fo:margin-top="0.2083in" fo:margin-bottom="0.2361in" fo:line-height="100%" fo:background-color="#FFFFFF"/>
      <style:text-properties style:font-name-asian="Times New Roman" style:font-name-complex="Calibri" fo:color="#3C3C3C" style:language-asian="es" style:country-asian="ES"/>
    </style:style>
    <style:style style:name="P5" style:parent-style-name="Normal" style:family="paragraph">
      <style:paragraph-properties fo:margin-top="0.2083in" fo:margin-bottom="0.2361in" fo:line-height="100%" fo:background-color="#FFFFFF"/>
    </style:style>
    <style:style style:name="T6" style:parent-style-name="Fuentedepárrafopredeter." style:family="text">
      <style:text-properties style:font-name-asian="Times New Roman" style:font-name-complex="Calibri" fo:color="#3C3C3C" style:language-asian="es" style:country-asian="ES"/>
    </style:style>
    <style:style style:name="T7" style:parent-style-name="Fuentedepárrafopredeter." style:family="text">
      <style:text-properties style:font-name-asian="Times New Roman" style:font-name-complex="Calibri" fo:color="#3C3C3C" style:language-asian="es" style:country-asian="ES"/>
    </style:style>
    <style:style style:name="T8" style:parent-style-name="Fuentedepárrafopredeter." style:family="text">
      <style:text-properties style:font-name-asian="Times New Roman" style:font-name-complex="Calibri" fo:font-weight="bold" style:font-weight-asian="bold" style:font-weight-complex="bold" fo:color="#3C3C3C" style:language-asian="es" style:country-asian="ES"/>
    </style:style>
    <style:style style:name="T9" style:parent-style-name="Fuentedepárrafopredeter." style:family="text">
      <style:text-properties style:font-name-asian="Times New Roman" style:font-name-complex="Calibri" fo:color="#3C3C3C" style:language-asian="es" style:country-asian="ES"/>
    </style:style>
    <style:style style:name="T10" style:parent-style-name="Fuentedepárrafopredeter." style:family="text">
      <style:text-properties style:font-name-asian="Times New Roman" style:font-name-complex="Calibri" fo:color="#3C3C3C" style:language-asian="es" style:country-asian="ES"/>
    </style:style>
    <style:style style:name="T11" style:parent-style-name="Fuentedepárrafopredeter." style:family="text">
      <style:text-properties style:font-name-asian="Times New Roman" style:font-name-complex="Calibri" fo:color="#3C3C3C" style:language-asian="es" style:country-asian="ES"/>
    </style:style>
    <style:style style:name="T12" style:parent-style-name="Fuentedepárrafopredeter." style:family="text">
      <style:text-properties style:font-name-asian="Times New Roman" style:font-name-complex="Calibri" fo:color="#3C3C3C" style:language-asian="es" style:country-asian="ES"/>
    </style:style>
    <style:style style:name="T13" style:parent-style-name="Fuentedepárrafopredeter." style:family="text">
      <style:text-properties style:font-name-asian="Times New Roman" style:font-name-complex="Calibri" fo:font-weight="bold" style:font-weight-asian="bold" style:font-weight-complex="bold" fo:color="#3C3C3C" style:language-asian="es" style:country-asian="ES"/>
    </style:style>
    <style:style style:name="T14" style:parent-style-name="Fuentedepárrafopredeter." style:family="text">
      <style:text-properties style:font-name-asian="Times New Roman" style:font-name-complex="Calibri" fo:font-weight="bold" style:font-weight-asian="bold" style:font-weight-complex="bold" fo:color="#3C3C3C" style:language-asian="es" style:country-asian="ES"/>
    </style:style>
    <style:style style:name="T15" style:parent-style-name="Fuentedepárrafopredeter." style:family="text">
      <style:text-properties style:font-name-asian="Times New Roman" style:font-name-complex="Calibri" fo:color="#3C3C3C" style:language-asian="es" style:country-asian="ES"/>
    </style:style>
    <style:style style:name="P16" style:parent-style-name="Normal" style:family="paragraph">
      <style:paragraph-properties fo:margin-top="0.2083in" fo:margin-bottom="0.2361in" fo:line-height="100%" fo:background-color="#FFFFFF"/>
    </style:style>
    <style:style style:name="T17" style:parent-style-name="Fuentedepárrafopredeter." style:family="text">
      <style:text-properties style:font-name-asian="Times New Roman" style:font-name-complex="Calibri" fo:color="#3C3C3C" style:language-asian="es" style:country-asian="ES"/>
    </style:style>
    <style:style style:name="T18" style:parent-style-name="Fuentedepárrafopredeter." style:family="text">
      <style:text-properties style:font-name-asian="Times New Roman" style:font-name-complex="Calibri" fo:color="#3C3C3C" style:language-asian="es" style:country-asian="ES"/>
    </style:style>
    <style:style style:name="T19" style:parent-style-name="Fuentedepárrafopredeter." style:family="text">
      <style:text-properties style:font-name-asian="Times New Roman" style:font-name-complex="Calibri" fo:color="#3C3C3C" style:language-asian="es" style:country-asian="ES"/>
    </style:style>
    <style:style style:name="T20" style:parent-style-name="Fuentedepárrafopredeter." style:family="text">
      <style:text-properties style:font-name-asian="Times New Roman" style:font-name-complex="Calibri" fo:color="#3C3C3C" style:language-asian="es" style:country-asian="ES"/>
    </style:style>
    <style:style style:name="T21" style:parent-style-name="Fuentedepárrafopredeter." style:family="text">
      <style:text-properties style:font-name-asian="Times New Roman" style:font-name-complex="Calibri" fo:color="#3C3C3C" style:language-asian="es" style:country-asian="ES"/>
    </style:style>
    <style:style style:name="T22" style:parent-style-name="Fuentedepárrafopredeter." style:family="text">
      <style:text-properties style:font-name-asian="Times New Roman" style:font-name-complex="Calibri" fo:color="#3C3C3C" style:language-asian="es" style:country-asian="ES"/>
    </style:style>
    <style:style style:name="T23" style:parent-style-name="Fuentedepárrafopredeter." style:family="text">
      <style:text-properties style:font-name-asian="Times New Roman" style:font-name-complex="Calibri" fo:color="#3C3C3C" style:language-asian="es" style:country-asian="ES"/>
    </style:style>
    <style:style style:name="T24" style:parent-style-name="Fuentedepárrafopredeter." style:family="text">
      <style:text-properties style:font-name-asian="Times New Roman" style:font-name-complex="Calibri" fo:color="#3C3C3C" style:language-asian="es" style:country-asian="ES"/>
    </style:style>
    <style:style style:name="T25" style:parent-style-name="Fuentedepárrafopredeter." style:family="text">
      <style:text-properties style:font-name-asian="Times New Roman" style:font-name-complex="Calibri" fo:color="#3C3C3C" style:language-asian="es" style:country-asian="ES"/>
    </style:style>
    <style:style style:name="T26" style:parent-style-name="Fuentedepárrafopredeter." style:family="text">
      <style:text-properties style:font-name-asian="Times New Roman" style:font-name-complex="Calibri" fo:font-style="italic" style:font-style-asian="italic" style:font-style-complex="italic" fo:color="#3C3C3C" style:language-asian="es" style:country-asian="ES"/>
    </style:style>
    <style:style style:name="T27" style:parent-style-name="Fuentedepárrafopredeter." style:family="text">
      <style:text-properties style:font-name-asian="Times New Roman" style:font-name-complex="Calibri" fo:color="#3C3C3C" style:language-asian="es" style:country-asian="ES"/>
    </style:style>
    <style:style style:name="T28" style:parent-style-name="Fuentedepárrafopredeter." style:family="text">
      <style:text-properties style:font-name-asian="Times New Roman" style:font-name-complex="Calibri" fo:color="#3C3C3C" style:language-asian="es" style:country-asian="ES"/>
    </style:style>
    <style:style style:name="T29" style:parent-style-name="Fuentedepárrafopredeter." style:family="text">
      <style:text-properties style:font-name-asian="Times New Roman" style:font-name-complex="Calibri" fo:color="#3C3C3C" style:language-asian="es" style:country-asian="ES"/>
    </style:style>
    <style:style style:name="T30" style:parent-style-name="Fuentedepárrafopredeter." style:family="text">
      <style:text-properties style:font-name-asian="Times New Roman" style:font-name-complex="Calibri" fo:color="#3C3C3C" style:language-asian="es" style:country-asian="ES"/>
    </style:style>
    <style:style style:name="T31" style:parent-style-name="Fuentedepárrafopredeter." style:family="text">
      <style:text-properties style:font-name-asian="Times New Roman" style:font-name-complex="Calibri" fo:color="#3C3C3C" style:language-asian="es" style:country-asian="ES"/>
    </style:style>
    <style:style style:name="P32" style:parent-style-name="Normal" style:family="paragraph">
      <style:paragraph-properties fo:margin-top="0.2083in" fo:margin-bottom="0.2361in" fo:line-height="100%" fo:background-color="#FFFFFF"/>
    </style:style>
    <style:style style:name="T33" style:parent-style-name="Fuentedepárrafopredeter." style:family="text">
      <style:text-properties style:font-name-asian="Times New Roman" style:font-name-complex="Calibri" fo:color="#3C3C3C" style:language-asian="es" style:country-asian="ES"/>
    </style:style>
    <style:style style:name="T34" style:parent-style-name="Fuentedepárrafopredeter." style:family="text">
      <style:text-properties style:font-name-asian="Times New Roman" style:font-name-complex="Calibri" fo:color="#3C3C3C" style:language-asian="es" style:country-asian="ES"/>
    </style:style>
    <style:style style:name="T35" style:parent-style-name="Fuentedepárrafopredeter." style:family="text">
      <style:text-properties style:font-name-asian="Times New Roman" style:font-name-complex="Calibri" fo:font-style="italic" style:font-style-asian="italic" style:font-style-complex="italic" fo:color="#3C3C3C" style:language-asian="es" style:country-asian="ES"/>
    </style:style>
    <style:style style:name="T36" style:parent-style-name="Fuentedepárrafopredeter." style:family="text">
      <style:text-properties style:font-name-asian="Times New Roman" style:font-name-complex="Calibri" fo:color="#3C3C3C" style:language-asian="es" style:country-asian="ES"/>
    </style:style>
    <style:style style:name="T37" style:parent-style-name="Fuentedepárrafopredeter." style:family="text">
      <style:text-properties style:font-name-asian="Times New Roman" style:font-name-complex="Calibri" fo:color="#3C3C3C" style:language-asian="es" style:country-asian="ES"/>
    </style:style>
    <style:style style:name="T38" style:parent-style-name="Fuentedepárrafopredeter." style:family="text">
      <style:text-properties style:font-name-asian="Times New Roman" style:font-name-complex="Calibri" fo:font-weight="bold" style:font-weight-asian="bold" style:font-weight-complex="bold" fo:color="#3C3C3C" style:language-asian="es" style:country-asian="ES"/>
    </style:style>
    <style:style style:name="T39" style:parent-style-name="Fuentedepárrafopredeter." style:family="text">
      <style:text-properties style:font-name-asian="Times New Roman" style:font-name-complex="Calibri" fo:color="#3C3C3C" style:language-asian="es" style:country-asian="ES"/>
    </style:style>
    <style:style style:name="T40" style:parent-style-name="Fuentedepárrafopredeter." style:family="text">
      <style:text-properties style:font-name-asian="Times New Roman" style:font-name-complex="Calibri" fo:color="#3C3C3C" style:language-asian="es" style:country-asian="ES"/>
    </style:style>
    <style:style style:name="T41" style:parent-style-name="Fuentedepárrafopredeter." style:family="text">
      <style:text-properties style:font-name-asian="Times New Roman" style:font-name-complex="Calibri" fo:font-weight="bold" style:font-weight-asian="bold" style:font-weight-complex="bold" fo:color="#3C3C3C" style:language-asian="es" style:country-asian="ES"/>
    </style:style>
    <style:style style:name="T42" style:parent-style-name="Fuentedepárrafopredeter." style:family="text">
      <style:text-properties style:font-name-asian="Times New Roman" style:font-name-complex="Calibri" fo:color="#3C3C3C" style:language-asian="es" style:country-asian="ES"/>
    </style:style>
    <style:style style:name="P43" style:parent-style-name="Normal" style:family="paragraph">
      <style:paragraph-properties fo:margin-bottom="0in" style:line-height-at-least="0.2333in" fo:background-color="#FFFFFF"/>
    </style:style>
    <style:style style:name="T44" style:parent-style-name="Fuentedepárrafopredeter." style:family="text">
      <style:text-properties style:font-name-asian="Times New Roman" style:font-name-complex="Calibri" fo:color="#333333" style:language-asian="es" style:country-asian="ES"/>
    </style:style>
    <style:style style:name="T45" style:parent-style-name="Fuentedepárrafopredeter." style:family="text">
      <style:text-properties style:font-name-asian="Times New Roman" style:font-name-complex="Calibri" fo:color="#333333" style:language-asian="es" style:country-asian="ES"/>
    </style:style>
    <style:style style:name="T46" style:parent-style-name="Fuentedepárrafopredeter." style:family="text">
      <style:text-properties style:font-name-asian="Times New Roman" style:font-name-complex="Calibri" fo:color="#333333" style:language-asian="es" style:country-asian="ES"/>
    </style:style>
    <style:style style:name="T47" style:parent-style-name="Fuentedepárrafopredeter." style:family="text">
      <style:text-properties style:font-name-asian="Times New Roman" style:font-name-complex="Calibri" fo:color="#333333" style:language-asian="es" style:country-asian="ES"/>
    </style:style>
    <style:style style:name="T48" style:parent-style-name="Fuentedepárrafopredeter." style:family="text">
      <style:text-properties style:font-name-asian="Times New Roman" style:font-name-complex="Calibri" fo:color="#3C3C3C" style:language-asian="es" style:country-asian="ES"/>
    </style:style>
    <style:style style:name="T49" style:parent-style-name="Fuentedepárrafopredeter." style:family="text">
      <style:text-properties style:font-name-asian="Times New Roman" style:font-name-complex="Calibri" fo:color="#3C3C3C" style:language-asian="es" style:country-asian="ES"/>
    </style:style>
    <style:style style:name="T50" style:parent-style-name="Fuentedepárrafopredeter." style:family="text">
      <style:text-properties style:font-name-asian="Times New Roman" style:font-name-complex="Calibri" fo:color="#333333" style:language-asian="es" style:country-asian="ES"/>
    </style:style>
    <style:style style:name="P51" style:parent-style-name="Normal" style:family="paragraph">
      <style:paragraph-properties fo:margin-bottom="0.2361in" fo:line-height="100%" fo:background-color="#FFFFFF"/>
      <style:text-properties style:font-name-asian="Times New Roman" style:font-name-complex="Calibri" fo:color="#3C3C3C" style:language-asian="es" style:country-asian="ES"/>
    </style:style>
    <style:style style:name="P52" style:parent-style-name="Título1" style:family="paragraph">
      <style:paragraph-properties fo:margin-top="0in" fo:margin-bottom="0.2361in" style:line-height-at-least="0.2333in" fo:background-color="#FFFFFF"/>
      <style:text-properties style:font-name="Calibri" style:font-name-complex="Calibri" fo:color="#3C3C3C" fo:font-size="11pt" style:font-size-asian="11pt" style:font-size-complex="11pt"/>
    </style:style>
    <style:style style:name="P53" style:parent-style-name="NormalWeb" style:family="paragraph">
      <style:paragraph-properties fo:margin-top="0in" fo:margin-bottom="0.2361in" fo:background-color="#FFFFFF"/>
    </style:style>
    <style:style style:name="T54" style:parent-style-name="Fuentedepárrafopredeter." style:family="text">
      <style:text-properties style:font-name="Calibri" style:font-name-complex="Calibri" fo:color="#3C3C3C" fo:font-size="11pt" style:font-size-asian="11pt" style:font-size-complex="11pt"/>
    </style:style>
    <style:style style:name="T55" style:parent-style-name="Énfasis" style:family="text">
      <style:text-properties style:font-name="Calibri" style:font-name-complex="Calibri" fo:color="#3C3C3C" fo:font-size="11pt" style:font-size-asian="11pt" style:font-size-complex="11pt"/>
    </style:style>
    <style:style style:name="T56" style:parent-style-name="Fuentedepárrafopredeter." style:family="text">
      <style:text-properties style:font-name="Calibri" style:font-name-complex="Calibri" fo:color="#3C3C3C" fo:font-size="11pt" style:font-size-asian="11pt" style:font-size-complex="11pt"/>
    </style:style>
    <style:style style:name="P57" style:parent-style-name="Párrafodelista" style:family="paragraph">
      <style:paragraph-properties fo:margin-top="0.0694in" fo:margin-bottom="0.118in" style:line-height-at-least="0.2333in" fo:background-color="#FFFFFF"/>
    </style:style>
    <style:style style:name="T58" style:parent-style-name="Textoennegrita" style:family="text">
      <style:text-properties style:font-name-complex="Calibri" fo:color="#3C3C3C"/>
    </style:style>
    <style:style style:name="P59" style:parent-style-name="Párrafodelista" style:family="paragraph">
      <style:paragraph-properties fo:margin-top="0.0694in" fo:margin-bottom="0.118in" style:line-height-at-least="0.2333in" fo:background-color="#FFFFFF"/>
    </style:style>
    <style:style style:name="T60" style:parent-style-name="Textoennegrita" style:family="text">
      <style:text-properties style:font-name-complex="Calibri" fo:color="#3C3C3C"/>
    </style:style>
    <style:style style:name="P61" style:parent-style-name="Párrafodelista" style:family="paragraph">
      <style:paragraph-properties fo:margin-top="0.0694in" fo:margin-bottom="0.118in" style:line-height-at-least="0.2333in" fo:background-color="#FFFFFF"/>
    </style:style>
    <style:style style:name="T62" style:parent-style-name="Textoennegrita" style:family="text">
      <style:text-properties style:font-name-complex="Calibri" fo:color="#3C3C3C"/>
    </style:style>
    <style:style style:name="P63" style:parent-style-name="Título3" style:family="paragraph">
      <style:paragraph-properties fo:margin-top="0in" fo:margin-bottom="0.1041in" style:line-height-at-least="0.2333in" fo:background-color="#FFFFFF"/>
    </style:style>
    <style:style style:name="T64"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T65"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T66"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67"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68"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69" style:parent-style-name="Párrafodelista" style:family="paragraph">
      <style:paragraph-properties fo:margin-top="0.0694in" fo:margin-bottom="0.118in" style:line-height-at-least="0.2333in" fo:background-color="#FFFFFF"/>
      <style:text-properties style:font-name-complex="Calibri" fo:color="#3C3C3C"/>
    </style:style>
    <style:style style:name="P70" style:parent-style-name="Párrafodelista" style:family="paragraph">
      <style:paragraph-properties fo:margin-top="0.0694in" fo:margin-bottom="0.118in" style:line-height-at-least="0.2333in" fo:background-color="#FFFFFF"/>
      <style:text-properties style:font-name-complex="Calibri" fo:color="#3C3C3C"/>
    </style:style>
    <style:style style:name="P71"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72" style:parent-style-name="Párrafodelista" style:family="paragraph">
      <style:paragraph-properties fo:margin-top="0.0694in" fo:margin-bottom="0.118in" style:line-height-at-least="0.2333in" fo:background-color="#FFFFFF"/>
      <style:text-properties style:font-name-complex="Calibri" fo:color="#3C3C3C"/>
    </style:style>
    <style:style style:name="P73" style:parent-style-name="Párrafodelista" style:family="paragraph">
      <style:paragraph-properties fo:margin-top="0.0694in" fo:margin-bottom="0.118in" style:line-height-at-least="0.2333in" fo:background-color="#FFFFFF"/>
      <style:text-properties style:font-name-complex="Calibri" fo:color="#3C3C3C"/>
    </style:style>
    <style:style style:name="P74" style:parent-style-name="Título3" style:family="paragraph">
      <style:paragraph-properties fo:margin-top="0in" fo:margin-bottom="0.1041in" style:line-height-at-least="0.2333in" fo:background-color="#FFFFFF"/>
    </style:style>
    <style:style style:name="T75"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76"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77" style:parent-style-name="Título3" style:family="paragraph">
      <style:paragraph-properties fo:margin-top="0in" fo:margin-bottom="0.1041in" style:line-height-at-least="0.2333in" fo:background-color="#FFFFFF"/>
    </style:style>
    <style:style style:name="T78"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79"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80" style:parent-style-name="Título1" style:family="paragraph">
      <style:paragraph-properties fo:margin-top="0in" fo:margin-bottom="0.2361in" style:line-height-at-least="0.2333in" fo:background-color="#FFFFFF"/>
      <style:text-properties style:font-name="Calibri" style:font-name-complex="Calibri" fo:color="#3C3C3C" fo:font-size="11pt" style:font-size-asian="11pt" style:font-size-complex="11pt"/>
    </style:style>
    <style:style style:name="P81" style:parent-style-name="Normal" style:family="paragraph">
      <style:paragraph-properties fo:text-align="end" style:line-height-at-least="0.2333in" fo:background-color="#FFFFFF"/>
      <style:text-properties style:font-name-complex="Calibri" fo:color="#333333"/>
    </style:style>
    <style:style style:name="P82" style:parent-style-name="Normal" style:family="paragraph">
      <style:paragraph-properties fo:text-align="end" style:line-height-at-least="0.2333in" fo:background-color="#FFFFFF"/>
    </style:style>
    <style:style style:name="T83" style:parent-style-name="Fuentedepárrafopredeter." style:family="text">
      <style:text-properties style:font-name-complex="Calibri" fo:color="#777777"/>
    </style:style>
    <style:style style:name="P84" style:parent-style-name="Título3" style:family="paragraph">
      <style:paragraph-properties fo:margin-top="0in" fo:margin-bottom="0.1041in" style:line-height-at-least="0.2333in" fo:background-color="#FFFFFF"/>
    </style:style>
    <style:style style:name="T85"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86"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87"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88"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89"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90"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91"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92" style:parent-style-name="Título1" style:family="paragraph">
      <style:paragraph-properties fo:margin-top="0in" fo:margin-bottom="0.2361in" style:line-height-at-least="0.2333in" fo:background-color="#FFFFFF"/>
      <style:text-properties style:font-name="Calibri" style:font-name-complex="Calibri" fo:color="#3C3C3C" fo:font-size="11pt" style:font-size-asian="11pt" style:font-size-complex="11pt"/>
    </style:style>
    <style:style style:name="P93" style:parent-style-name="NormalWeb" style:family="paragraph">
      <style:paragraph-properties fo:margin-top="0in" fo:margin-bottom="0.2361in" fo:background-color="#FFFFFF"/>
    </style:style>
    <style:style style:name="T94" style:parent-style-name="Fuentedepárrafopredeter." style:family="text">
      <style:text-properties style:font-name="Calibri" style:font-name-complex="Calibri" fo:color="#3C3C3C" fo:font-size="11pt" style:font-size-asian="11pt" style:font-size-complex="11pt"/>
    </style:style>
    <style:style style:name="T95" style:parent-style-name="Fuentedepárrafopredeter." style:family="text">
      <style:text-properties style:font-name="Calibri" style:font-name-complex="Calibri" fo:color="#3C3C3C" fo:font-size="11pt" style:font-size-asian="11pt" style:font-size-complex="11pt"/>
    </style:style>
    <style:style style:name="T96" style:parent-style-name="Hipervínculo" style:family="text">
      <style:text-properties style:font-name="Calibri" style:font-name-complex="Calibri" fo:color="#CB0017" fo:font-size="11pt" style:font-size-asian="11pt" style:font-size-complex="11pt"/>
    </style:style>
    <style:style style:name="T97" style:parent-style-name="Fuentedepárrafopredeter." style:family="text">
      <style:text-properties style:font-name="Calibri" style:font-name-complex="Calibri" fo:color="#3C3C3C" fo:font-size="11pt" style:font-size-asian="11pt" style:font-size-complex="11pt"/>
    </style:style>
    <style:style style:name="T98" style:parent-style-name="Fuentedepárrafopredeter." style:family="text">
      <style:text-properties style:font-name="Calibri" style:font-name-complex="Calibri" fo:color="#3C3C3C" fo:font-size="11pt" style:font-size-asian="11pt" style:font-size-complex="11pt"/>
    </style:style>
    <style:style style:name="T99" style:parent-style-name="Hipervínculo" style:family="text">
      <style:text-properties style:font-name="Calibri" style:font-name-complex="Calibri" fo:color="#CB0017" fo:font-size="11pt" style:font-size-asian="11pt" style:font-size-complex="11pt"/>
    </style:style>
    <style:style style:name="T100" style:parent-style-name="Fuentedepárrafopredeter." style:family="text">
      <style:text-properties style:font-name="Calibri" style:font-name-complex="Calibri" fo:color="#3C3C3C" fo:font-size="11pt" style:font-size-asian="11pt" style:font-size-complex="11pt"/>
    </style:style>
    <style:style style:name="P101"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02" style:parent-style-name="NormalWeb" style:family="paragraph">
      <style:paragraph-properties fo:margin-top="0.2083in" fo:margin-bottom="0.2361in" fo:background-color="#FFFFFF"/>
    </style:style>
    <style:style style:name="T103" style:parent-style-name="Fuentedepárrafopredeter." style:family="text">
      <style:text-properties style:font-name="Calibri" style:font-name-complex="Calibri" fo:color="#3C3C3C" fo:font-size="11pt" style:font-size-asian="11pt" style:font-size-complex="11pt"/>
    </style:style>
    <style:style style:name="T104" style:parent-style-name="Hipervínculo" style:family="text">
      <style:text-properties style:font-name="Calibri" style:font-name-complex="Calibri" fo:color="#CB0017" fo:font-size="11pt" style:font-size-asian="11pt" style:font-size-complex="11pt"/>
    </style:style>
    <style:style style:name="T105" style:parent-style-name="Fuentedepárrafopredeter." style:family="text">
      <style:text-properties style:font-name="Calibri" style:font-name-complex="Calibri" fo:color="#3C3C3C" fo:font-size="11pt" style:font-size-asian="11pt" style:font-size-complex="11pt"/>
    </style:style>
    <style:style style:name="P106" style:parent-style-name="Normal" style:family="paragraph">
      <style:paragraph-properties fo:margin-left="0.4916in" fo:text-indent="-0.4916in">
        <style:tab-stops/>
      </style:paragraph-properties>
      <style:text-properties style:font-name-complex="Calibri"/>
    </style:style>
  </office:automatic-styles>
  <office:body>
    <office:text text:use-soft-page-breaks="true">
      <text:p text:style-name="P1">Emprendimiento: cómo gestionar el desarrollo tecnológico de una startup (6ª edición)</text:p>
      <text:p text:style-name="Normal"/>
      <text:h text:style-name="P2" text:outline-level="1">Un mal software puede acabar con un startup</text:h>
      <text:p text:style-name="P3">Nosotros, que somos técnicos de formación y profesión, creemos tener<text:s/>bastante claros los criterios que utilizaríamos, y utilizamos, a la hora de seleccionar a un técnico. Pero, si no tuviésemos formación técnica, ¿cómo lo haríamos?</text:p>
      <text:p text:style-name="P4">Esa aparentemente simple pregunta se la hace cada vez más gente de perfil no técnico. Bien sea por la crisis, porque el mundo ha cambiado o porque simplemente está de moda, cada vez hay más emprendedores, startups e inversores, etc., sin conocimientos técnicos, cuya idea de negocio se basa en alguna solución software que implemente su idea.</text:p>
      <text:p text:style-name="P5"><text:span text:style-name="T6">En este contexto</text:span><text:span text:style-name="T7">, conviene que no olvidemos que<text:s/></text:span><text:span text:style-name="T8">el sobrecoste de un mal software siempre lo paga alguien</text:span><text:span text:style-name="T9">. Otra cosa es que quien finalmente lo paga sea consciente de que lo está haciendo. En gra</text:span><text:span text:style-name="T10">ndes corporaciones, con grandes<text:s/></text:span><text:span text:style-name="T11">presupuestos, ese sobrecoste probablemente se diluye. Pero en un negocio en ciernes, una e</text:span><text:span text:style-name="T12">mpresa emprendedora, o startup,<text:s/></text:span><text:span text:style-name="T13">un<text:s/></text:span><text:span text:style-name="T14">mal software puede acabar con la empresa</text:span><text:span text:style-name="T15">, y de hecho en muchas ocasiones se convierte en una bomba de relojería para los startups que ven como un mal desarrollo, una mala decisión técnica, o una incorrecta selección de tecnología, puede echar abajo el negocio y obligar a dar difíciles explicaciones a los inversores.</text:span></text:p>
      <text:p text:style-name="P16"><text:span text:style-name="T17">Por lo que nos toca, últimamente no hay un mes en que alguien sin conocimientos técnicos nos pida consejo al respecto. Y más all</text:span><text:span text:style-name="T18">á de prestar esa ayuda puntual,<text:s/></text:span><text:span text:style-name="T19">no tenemos clara una respuesta genérica que aplique para todos los casos. A veces imaginamos que, si nosotros tuviésemos una idea revolucionaria, como por ejemplo un nuevo modelo de espacios en edificios, y tuviésemo</text:span><text:span text:style-name="T20">s que buscar un buen arquitecto<text:s/></text:span><text:span text:style-name="T21">que la pusiese en práctica, no tendríamos ni idea de cómo seleccionarlo. ¿Atendiendo a su currículum? Probabl</text:span><text:span text:style-name="T22">emente acabaríamos por guiarnos por el<text:s/></text:span><text:span text:style-name="T23">"peso" del CV de cada s</text:span><text:span text:style-name="T24">eleccionable. ¿Atendiendo a sus<text:s/></text:span><text:span text:style-name="T25">referencias? Estaríamos ante un problema similar ¿cómo identificamos las referencias en las que confiar? ¿viendo el número de palabras de<text:s/></text:span><text:span text:style-name="T26">buzzwords</text:span><text:span text:style-name="T27"><text:s/></text:span><text:span text:style-name="T28">d</text:span><text:span text:style-name="T29">e su perfil<text:s/></text:span><text:span text:style-name="T30">en LinkedIn? ¿a partir de la confianza que nos transmita la foto de la persona que actúa</text:span><text:span text:style-name="T31"><text:s/>como avalista?</text:span></text:p>
      <text:p text:style-name="P32"><text:span text:style-name="T33">Si</text:span><text:span text:style-name="T34"><text:s/>nosotros fuéramos inversores o<text:s/></text:span><text:span text:style-name="T35">business angels</text:span><text:span text:style-name="T36">, además de todos los análisis y estudios demográficos y de mercado pertinentes para evaluar el potencial de cualquier idea de negocio, contaríamos siempre con algo o alguie</text:span><text:span text:style-name="T37">n que nos permitiese evaluar la<text:s/></text:span><text:span text:style-name="T38">solidez técnica de un proyecto</text:span><text:span text:style-name="T39"><text:s/></text:span><text:span text:style-name="T40">antes de decidir invertir en él. Muy probablemente contaríamos incluso con</text:span><text:span text:style-name="T41"><text:s/></text:span><text:span text:style-name="T42">un equipo técnico de confianza para apoyar los proyectos que financiásemos.</text:span></text:p>
      <text:p text:style-name="P43"><text:span text:style-name="T44">El tema es serio, porque te aseguramos que, si contratas a un mal técnico o, para ser más exactos, a un técnico no adecuado<text:s/></text:span><text:span text:style-name="T45">para tu proyecto, y el proyecto<text:s/></text:span><text:span text:style-name="T46">crece, éste contratará a otros malos técnicos y el problema<text:s/></text:span><text:span text:style-name="T47">crecerá exponencialmente<text:s/></text:span><text:span text:style-name="T48">(como en las pe</text:span><text:span text:style-name="T49">lículas de vampiros o zombies):<text:s/></text:span><text:span text:style-name="T50">lo hemos vivido y sufrido.</text:span></text:p>
      <text:p text:style-name="P51">Y un mal software te puede sacar del negocio, haznos caso, también lo hemos visto y vivido.</text:p>
      <text:h text:style-name="P52" text:outline-level="1">Tipos de Apps: nativas, híbridas y Web Apps</text:h>
      <text:p text:style-name="P53"><text:span text:style-name="T54">Si tu proyecto necesita o se basa en una aplicación para móvil (una </text:span><text:span text:style-name="T55">App)</text:span><text:span text:style-name="T56">, hay varias decisiones estratégicas que vas a tener que tomar. Una de ellas es qué tipo de aplicación necesitas:</text:span></text:p>
      <text:list text:style-name="LFO1" text:continue-numbering="true">
        <text:list-item>
          <text:p text:style-name="P57"><text:span text:style-name="T58">Apps nativas</text:span></text:p>
        </text:list-item>
        <text:list-item>
          <text:p text:style-name="P59"><text:span text:style-name="T60">Apps híbridas</text:span></text:p>
        </text:list-item>
        <text:list-item>
          <text:p text:style-name="P61"><text:span text:style-name="T62">Apps webs</text:span></text:p>
        </text:list-item>
      </text:list>
      <text:h text:style-name="P63" text:outline-level="3"><text:span text:style-name="T64">1.<text:s/></text:span><text:span text:style-name="T65">Aplicaciones</text:span><text:span text:style-name="T66"><text:s/>nativas</text:span></text:h>
      <text:p text:style-name="P67">Son las que se desarrollan usando el lenguaje nativo de cada terminal. Su potencia en lo que refiere a integración con el terminal será mayor. El problema es que hay que usar un lenguaje de programación diferente según el tipo de terminal, concretamente según su sistema Operativo: Java para Android, Objective C para iOS, .NET para Windows Phone, etc.</text:p>
      <text:p text:style-name="P68">Esta opción tiene las siguientes ventajas:</text:p>
      <text:list text:style-name="LFO4" text:continue-numbering="true">
        <text:list-item>
          <text:p text:style-name="P69">Tener acceso a todo el hardware del dispositivo (GPS, cámara, etc.)</text:p>
        </text:list-item>
        <text:list-item>
          <text:p text:style-name="P70">Estas Apps estarán disponibles y se descargarán de las tiendas virtuales de cada sistema operativo: App Store, Google Play, etc. </text:p>
        </text:list-item>
      </text:list>
      <text:p text:style-name="P71">Y los siguientes inconvenientes:</text:p>
      <text:list text:style-name="LFO5" text:continue-numbering="true">
        <text:list-item>
          <text:p text:style-name="P72">Desarrollo más costoso: necesitarás un desarrollo o producto diferente para cada plataforma (con el consiguiente mantenimiento).</text:p>
        </text:list-item>
        <text:list-item>
          <text:p text:style-name="P73">Derivado de lo anterior, es muy probable que necesites más desarrolladores y mejos preparados (más "caros").</text:p>
        </text:list-item>
      </text:list>
      <text:h text:style-name="P74" text:outline-level="3"><text:span text:style-name="T75">2. Aplicaciones híbridas</text:span></text:h>
      <text:p text:style-name="P76">Son aplicaciones basadas en tecnología web, que se ejecutan en<text:s/>el navegador web del dispositivo, pero<text:s/>no<text:s/>necesitan de una conexión a Internet para ejecutarse.<text:s/>Son<text:s/>por tanto multiplataforma: no dependen del sistema operativo del dispositivo, si bien no son capaces de aprovechar tanto los recursos del mismo como las aplicaciones nativas, y por tanto tienen un rendimiento algo peor.</text:p>
      <text:h text:style-name="P77" text:outline-level="3"><text:span text:style-name="T78">3. Aplicaciones Web</text:span></text:h>
      <text:p text:style-name="P79">En este caso, hablamos simplemente de una página web a la que se accede desde el navegador del dispositivo como a cualquier otra. El desarrollo puede abaratarse bastante, pero existen muchas limitaciones a la hora de interactuar con el hardware del dispositivo. Además, en esta tercera opción la App no se obtendrá desde las tiendas virtuales.</text:p>
      <text:h text:style-name="P80" text:outline-level="1">Importancia de tener conocimientos sobre el cloud</text:h>
      <text:p text:style-name="P81">“Cuando teníamos las respuestas nos cambiaron las preguntas”</text:p>
      <text:p text:style-name="P82"><text:span text:style-name="T83">Mario Benedetti</text:span></text:p>
      <text:h text:style-name="P84" text:outline-level="3"><text:span text:style-name="T85">La evolución en el desarrollo software</text:span></text:h>
      <text:p text:style-name="P86">Trabajar siguiendo el desarrollo tradicional no era altamente determinante para el negocio, ya que, en cualquier caso, la entrega del prototipo final del producto al cliente era obligatoriamente después de muchos meses, años, dado que por aquellos tiempos nuestro producto era “instalado”, era un paquete que el cliente descargaba e instalaba en sus sistemas, en su CPD (Centro de Proceso de Datos), al que nuestros protagonistas no tenían acceso (salvo caso puntual, yendo físicamente hasta allí para hacer la instalación) o, simplemente, nuestro software se vendía en los kioscos, una vez al año sacábamos nueva versión, etc. Ya sabes de lo que te hablo.</text:p>
      <text:p text:style-name="P87">Pero el tiempo pasó y llegó lo que los modernos llaman “cloud” y los más modernos aún “nube”. La llegada del cloud supuso que las aplicaciones pasaron a estar instaladas en un único CPD, el nuestro, el del proveedor, dando servicio desde una única instalación que gestiona el proveedor a todos los clientes.</text:p>
      <text:p text:style-name="P88">Entre decenas de cambios que esto supuso, voy a detenerme en uno crucial: en la época cloud ya no había excusa para demorar meses la entrega de una nueva, pequeña, aparentemente mínima funcionalidad, como sucedía en la época del software instalado.</text:p>
      <text:p text:style-name="P89">Uniendo cloud + gestión ágil (iteraciones cortas, velocidad, requisitos cambiantes, etc.) + una potente y sólida base técnica (integración continua, testing del bueno, etc.), cosa que muchos de los que venían del software instalado desconocían totalmente (o desconocen) se podía añadir casi al instante nuevas funcionalidades para todos nuestros clientes. Se podía incluso experimentar con nuevas funcionalidades.</text:p>
      <text:p text:style-name="P90">Se podía hasta hacer que en real fuesen los clientes los que nos dijesen qué funcionalidades querían y cuáles no. Se podía ver que pasar a producción 10 veces al día no era una locura sino una ventaja competitiva.</text:p>
      <text:p text:style-name="P91">Y la situación es que en el modelo cloud la competitividad entre empresas de software en el mismo sector se ha desatado cruelmente.</text:p>
      <text:h text:style-name="P92" text:outline-level="1">¿Qué es eso del Big Data?</text:h>
      <text:p text:style-name="P93"><text:span text:style-name="T94">El término big data se usa generalmente para referirse a grandes cantidades de datos no estructurados o semi-estructurados. Y que, por su tamaño, el esfuerzo de incorporarlos a una base de datos relacional supondría demasiado coste.</text:span><text:span text:style-name="T95"><text:s/></text:span><text:a xlink:href="https://www.oreilly.com/ideas/what-is-data-science" office:target-frame-name="[object Object]" xlink:show="replace"><text:span text:style-name="T96">Otra definición más clara aún</text:span></text:a><text:span text:style-name="T97">: hablamos de “big data cuando el tamaño de los datos se convierte en parte del problema”. O,</text:span><text:span text:style-name="T98"><text:s/></text:span><text:a xlink:href="http://radar.oreilly.com/2010/09/the-smaq-stack-for-big-data.html" office:target-frame-name="[object Object]" xlink:show="replace"><text:span text:style-name="T99">como dice Edd Dumbill</text:span></text:a><text:span text:style-name="T100">, “cuando los datos son lo suficientemente grandes como para poder ser procesados con métodos tradicionales”. Cuando en este contexto se habla de “grandes volúmenes de datos” no existe una cantidad específica sobre la cual se pueda empezar a hablar de big data, aunque el término se utiliza normalmente cuando estamos ante petabytes o exabytes.</text:span></text:p>
      <text:p text:style-name="P101">Hay que tener en cuenta que esto del big data es un tema que la tecnología aún no tiene resuelto del todo, y que aún<text:s/>se encuentra en investigación.</text:p>
      <text:p text:style-name="P102"><text:span text:style-name="T103">Si quieres seguir con el tema, te dejo y recomiendo este artículo que Adam Jacobs publicó en Comunications of ACM: </text:span><text:a xlink:href="http://dl.acm.org/citation.cfm?id=1536616.1536632&amp;coll=DL&amp;dl=ACM" office:target-frame-name="[object Object]" xlink:show="replace"><text:span text:style-name="T104">The Pathologies of Big Data</text:span></text:a><text:span text:style-name="T105">.</text:span></text:p>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right" style:display-name="text-righ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208in" text:min-label-width="0.25in" text:list-level-position-and-space-mode="label-alignment">
          <style:list-level-label-alignment text:label-followed-by="listtab" fo:margin-left="0.7708in" fo:text-indent="-0.25in"/>
        </style:list-level-properties>
      </text:list-level-style-number>
      <text:list-level-style-bullet text:level="2" text:style-name="WW_CharLFO1LVL2" text:bullet-char="o">
        <style:list-level-properties text:space-before="1.0208in" text:min-label-width="0.25in" text:list-level-position-and-space-mode="label-alignment">
          <style:list-level-label-alignment text:label-followed-by="listtab" fo:margin-left="1.2708in" fo:text-indent="-0.25in"/>
        </style:list-level-properties>
        <style:text-properties style:font-name="Courier New"/>
      </text:list-level-style-bullet>
      <text:list-level-style-bullet text:level="3" text:style-name="WW_CharLFO1LVL3"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Wingdings"/>
      </text:list-level-style-bullet>
      <text:list-level-style-bullet text:level="4" text:style-name="WW_CharLFO1LVL4" text:bullet-char="">
        <style:list-level-properties text:space-before="2.0208in" text:min-label-width="0.25in" text:list-level-position-and-space-mode="label-alignment">
          <style:list-level-label-alignment text:label-followed-by="listtab" fo:margin-left="2.2708in" fo:text-indent="-0.25in"/>
        </style:list-level-properties>
        <style:text-properties style:font-name="Wingdings"/>
      </text:list-level-style-bullet>
      <text:list-level-style-bullet text:level="5" text:style-name="WW_CharLFO1LVL5"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6" text:style-name="WW_CharLFO1LVL6"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Wingdings"/>
      </text:list-level-style-bullet>
      <text:list-level-style-bullet text:level="7" text:style-name="WW_CharLFO1LVL7" text:bullet-char="">
        <style:list-level-properties text:space-before="3.5208in" text:min-label-width="0.25in" text:list-level-position-and-space-mode="label-alignment">
          <style:list-level-label-alignment text:label-followed-by="listtab" fo:margin-left="3.7708in" fo:text-indent="-0.25in"/>
        </style:list-level-properties>
        <style:text-properties style:font-name="Wingdings"/>
      </text:list-level-style-bullet>
      <text:list-level-style-bullet text:level="8" text:style-name="WW_CharLFO1LVL8"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level-style-bullet text:level="9" text:style-name="WW_CharLFO1LVL9" text:bullet-char="">
        <style:list-level-properties text:space-before="4.5208in" text:min-label-width="0.25in" text:list-level-position-and-space-mode="label-alignment">
          <style:list-level-label-alignment text:label-followed-by="listtab" fo:margin-left="4.7708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4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4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4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4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4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4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4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4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5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5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5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5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5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5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5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5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nesto Baltasar Nve Obono</meta:initial-creator>
    <dc:creator>Ernesto Baltasar Nve Obono</dc:creator>
    <meta:creation-date>2018-11-19T10:32:00Z</meta:creation-date>
    <dc:date>2018-11-19T11:24:00Z</dc:date>
    <meta:template xlink:href="Normal.dotm" xlink:type="simple"/>
    <meta:editing-cycles>3</meta:editing-cycles>
    <meta:editing-duration>PT3120S</meta:editing-duration>
    <meta:document-statistic meta:page-count="1" meta:paragraph-count="16" meta:word-count="1306" meta:character-count="8479" meta:row-count="59" meta:non-whitespace-character-count="7189"/>
  </office:meta>
</office:document-meta>
</file>